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style>
    <style:style style:name="P2" style:family="paragraph" style:parent-style-name="Standard">
      <style:text-properties fo:font-weight="bold" style:font-weight-asian="bold" style:font-weight-complex="bold"/>
    </style:style>
    <style:style style:name="P3" style:family="paragraph" style:parent-style-name="Header">
      <style:text-properties officeooo:paragraph-rsid="001116e6"/>
    </style:style>
    <style:style style:name="T1" style:family="text">
      <style:text-properties officeooo:rsid="001116e6"/>
    </style:style>
    <style:style style:name="T2" style:family="text">
      <style:text-properties fo:font-weight="bold" officeooo:rsid="001116e6" style:font-weight-asian="bold" style:font-weight-complex="bold"/>
    </style:style>
    <style:style style:name="T3" style:family="text">
      <style:text-properties officeooo:rsid="0012b80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f: eagle schematic image: bmsmot/hw/eagle/sub-pwrfet-v4 (240108)</text:p>
      <text:p text:style-name="Standard"/>
      <text:p text:style-name="P1">Overall: </text:p>
      <text:p text:style-name="Standard"><text:span text:style-name="T1">The goal of this version is to include current limiting to pwm’ing a half-bridge powering a dc motor, in order to avoid large currents during the motor startup. To do this a comparator and logic gates are added to a s</text:span>ub-board <text:span text:style-name="T1">that </text:span>receives a pwm signal (0-5v), such as from the bmsmot board.</text:p>
      <text:p text:style-name="Standard"/>
      <text:p text:style-name="Standard">A half-bridge has a current sense resistor in the low-side fet source, and a comparator triggers when the current exceeds the limit. When that happens a latch is set that holds the fet driver input <text:span text:style-name="T1">high (which sets the low side fet OFF)</text:span> until the pwm cycle ends. When the pwm ON duration ends the latch is reset. (Which means that the maximum pwm duty cycle has to be less than 100%. A continuous pwm signal ON will never reset the latch once it is set, <text:span text:style-name="T1">but</text:span> 99% ON with 20KHz pwm frame rate <text:span text:style-name="T1">has an off duration that is</text:span> more than sufficient to reset the latch, given the opto-isolator rise/falls specs.)</text:p>
      <text:p text:style-name="Standard"/>
      <text:p text:style-name="Standard">There are two ways to connect the motor. One is for the motor to connect to the half-bridge FET hi/lo junction and power plus, the other is to connect to hi/lo and power minus. Which connection is used determines whether the fet driver IN signal is inverted, and which half-bridge FET is ON when the pwm is OFF. </text:p>
      <text:p text:style-name="Standard"/>
      <text:p text:style-name="Standard">Connecting the motor <text:span text:style-name="T3">plus/minus</text:span> <text:span text:style-name="T3">to</text:span> power plus/half-bridge-junction allows daisy-chaining the plus power to the multiple motors. The minus of the motors all go to their respective sub-boards, and the minus connection on the sub-boards goes through a current sense resistor <text:span text:style-name="T3">to the low side FET</text:span>. Connecting the motor <text:span text:style-name="T3">plus/minus</text:span> to half-bridge-junction/minus will not permit daisy-chaining the minus as the current sense is in the minus side and putting current sense in the plus side is not practical. Hence, the <text:span text:style-name="T3">better </text:span>approach is for the motors to connect to plus power and the minus to the sub-boards.</text:p>
      <text:p text:style-name="Standard"/>
      <text:p text:style-name="P1">Opto-isolator and pwm signal--</text:p>
      <text:p text:style-name="Standard">From the bmsmot board the start of the ON (high) duration of a pwm frame drives the gate to FET3 which turns the LED in the H11L1S opto-isolator ON, and the H11L1S output goes low. When the pwm signal is OFF, the H11L1S output is high.</text:p>
      <text:p text:style-name="P1"/>
      <text:p text:style-name="P1">Current limiting Comparator--</text:p>
      <text:p text:style-name="Standard">The AP331 comparator requires a pull-up. When the plus input voltage is higher than the minus input the output is high. The plus input is the voltage of the current sense resistor. (R3, a 5 mOhm resistor with 10a is 10 mv and 0.5W.) The minus input is the regulated 5v divider.</text:p>
      <text:p text:style-name="Standard"/>
      <text:p text:style-name="Standard">The comparator trigger point is set by R14 and R13. When the current sense resistor voltage exceeds the trigger point, the output goes high, and R11 raises plus input voltage slightly which provides hysteresis (recommended on the datasheet) which avoids oscillations around the trigger point.</text:p>
      <text:p text:style-name="Standard"/>
      <text:p text:style-name="P1">Initial conditions--</text:p>
      <text:p text:style-name="Standard"/>
      <text:p text:style-name="Standard">Start with the pwm signal off, i.e. low, and the current sense voltage zero (i.e. no current). The opto output is high. The comparator output is low.</text:p>
      <text:p text:style-name="Standard"/>
      <text:p text:style-name="Standard">The latch formed with nor gates 2 &amp; 3 is in what we will call the reset state. The opto output is high which makes 1 and 2 outputs low. </text:p>
      <text:p text:style-name="Standard"><text:soft-page-break/></text:p>
      <text:p text:style-name="Standard">Nor 1 has the opto input high, so 1's output is low. Nor 4 inverts and its output drives the FET driver IN high. The FET driver with IN high turns on the high-side FET and turns off the low-side FET, if the bootstrap cap is charged. If the capacitor is not charged, since initially the pwm has not started neither bridge FET is turned on. All is quiet.</text:p>
      <text:p text:style-name="Standard"/>
      <text:p text:style-name="Standard">Nor 3 input has nor 2's output low and the other nor 3 input has the comparator output low, so 3's output is high. This will hold nor 2's output low when the pwm signal turns ON and the opto's output goes low.</text:p>
      <text:p text:style-name="Standard"/>
      <text:p text:style-name="P1">PWM ON--</text:p>
      <text:p text:style-name="Standard"/>
      <text:p text:style-name="Standard">Now the pwm signal goes high and the opto output goes low. Nor 1 has both inputs low so nor 1's output goes high; inverts with 4. The 4's output low to the fet driver IN turns the low side FET ON and the high side OFF. (That causes the hi/lo side FET junction to be low which charges the bootstrap capacitor.)</text:p>
      <text:p text:style-name="Standard"/>
      <text:p text:style-name="Standard">The current begins increasing. If the current sense resistor voltage trips the comparator, the comparator output goes high. Nor3's output goes low. Nor 2 now has both inputs low, so it goes high and its high causes nor 1 go to low. That inverts and the fet driver IN goes high. This turns off the low side FET and turns on the high side FET.</text:p>
      <text:p text:style-name="Standard"/>
      <text:p text:style-name="Standard">The current begins to decrease. At some point the comparator turns OFF, so it's output goes low. Nor 3's output will be held low by nor 2's output being high; the opto's output is still low since the pwm is still ON. That state remains until the pwm ON duration ends and the opto output goes high.</text:p>
      <text:p text:style-name="Standard"/>
      <text:p text:style-name="Standard">If the comparator was tripped and the current has not decreased below the hysteresis level before the pwm cycle ends, the next pwm ON duration starts with one input to both nor 2 and nor 3 high, i.e. the opto output is high was high before the next pwm frame starts, and the comparator is still on, so 3's output is low. When that happens, nor 1, 2, and 3 have their outputs low. When the pwm transitions to ON the opto output goes high to low. Nor 2's output was low before the transition (since it was held low by the opto output being high with the pwm off). Nor 1 will have a brief high output until nor 2 output goes high. When the comparator turns off there is no change and nor 1 remains low until the next pwm starts. In summary, if the current is above the trip point when a pwm frame starts the driver is off for the entire frame.</text:p>
      <text:p text:style-name="Standard"/>
      <text:p text:style-name="P2">Power supplies--</text:p>
      <text:p text:style-name="Standard">Even though the power supply is expected to nominally 12v, with a steady state max of about 13.8v, inductive transients may raise that somewhat. <text:span text:style-name="T3">Sudden drops in the pwm to the motor could cause the <text:s/>motor inertia to pump current back into the power supply and possibly raise the 12v power bus substantially; theoretically it could double the voltage. </text:span>The first sub-board based on the AURIS2110 driver connected directly to the 12v. When the motor was connected and <text:span text:style-name="T3">manually </text:span>switched on/off the TLP151 iso-coupler lit up and smoked gloriously. <text:span text:style-name="T3">Suspecting some sort of transient a</text:span> 12v LM type regulator was <text:span text:style-name="T3">horribly </text:span>hacked into the board. <text:span text:style-name="T3">It shouldn’t be needed for t</text:span>he TLP151 <text:span text:style-name="T3">as it</text:span> should withstand 35v on the Vcc, but it could be that AURIS driver went south <text:span text:style-name="T3">and blew the TLP151 via the ouput pin</text:span>. The half bridge drivers usually have Vcc max voltages around 15-20v. So to be safe the LM7812 regulator is included, but may not be necessary.</text:p>
      <text:p text:style-name="Standard"><text:soft-page-break/></text:p>
      <text:p text:style-name="Standard">A bead/resistor and caps are there jic there are some spikes on the power input. There are footprints <text:span text:style-name="T3">on the pcb</text:span> for LM7812 (TO-220) and LM78L12 (TO-93) since there are plenty of LM7812s in "the box”. <text:span text:style-name="T3">The ‘L version is smaller and not so ugly.</text:span></text:p>
      <text:p text:style-name="Standard"/>
      <text:p text:style-name="Standard">An option to power the logic and driver from a 1W isolated dc-dc convertor was added should a high voltage be used with the half-bridge. However, it is likely that such an application would require revisions of the high &amp; low side FET footprints. With the dc-dc convertor the 12v regulator parts would not be needed.</text:p>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116e6"/>
    </style:style>
    <style:style style:name="MT1" style:family="text">
      <style:text-properties officeooo:rsid="001116e6"/>
    </style:style>
    <style:style style:name="MT2" style:family="text">
      <style:text-properties fo:font-weight="bold" officeooo:rsid="001116e6"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span text:style-name="MT1"><text:s/>page <text:s/></text:span><text:span text:style-name="MT1"><text:page-number text:select-page="current">2</text:page-number></text:span><text:span text:style-name="MT1"> <text:s text:c="2"/></text:span><text:s text:c="3"/><text:span text:style-name="MT2">Pwrfet-v4 sub-board logic description</text:span><text:span text:style-name="MT1"> </text:span><text:span text:style-name="MT1"><text:date style:data-style-name="N37" text:date-value="2024-01-10T14:40:10.609124950" text:fixed="true">01/10/24</text:date></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06T12:28:11.360728541</meta:creation-date>
    <dc:date>2024-01-10T15:02:32.204959929</dc:date>
    <meta:editing-duration>PT14M26S</meta:editing-duration>
    <meta:editing-cycles>2</meta:editing-cycles>
    <meta:generator>LibreOffice/5.1.6.2$Linux_X86_64 LibreOffice_project/10m0$Build-2</meta:generator>
    <meta:document-statistic meta:table-count="0" meta:image-count="0" meta:object-count="0" meta:page-count="3" meta:paragraph-count="26" meta:word-count="1271" meta:character-count="6980" meta:non-whitespace-character-count="5724"/>
  </office:meta>
</office:document-meta>
</file>